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05.72mm" svg:height="77.28mm" svg:x="0mm" svg:y="51.91mm">
            <loext:p draw:notify-on-update-of-ranges="Planilha1.F1:Planilha1.F1 Planilha1.F2:Planilha1.F6 Planilha1.H1:Planilha1.H1 Planilha1.H2:Planilha1.H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0.73mm" svg:height="95.42mm" svg:x="111.83mm" svg:y="51.68mm">
            <loext:p draw:notify-on-update-of-ranges="Planilha1.F1:Planilha1.F1 Planilha1.F2:Planilha1.F6 Planilha1.G1:Planilha1.G1 Planilha1.G2:Planilha1.G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1.49mm" svg:height="88.98mm" svg:x="207.22mm" svg:y="49.73mm">
            <loext:p draw:notify-on-update-of-ranges="Planilha1.F1:Planilha1.F1 Planilha1.F2:Planilha1.F6 Planilha1.I1:Planilha1.I1 Planilha1.I2:Planilha1.I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Acumulado</text:p>
          </table:table-cell>
          <table:table-cell table:style-name="ce1" office:value-type="string" calcext:value-type="string">
            <text:p>Decesos</text:p>
          </table:table-cell>
          <table:table-cell table:style-name="ce1" office:value-type="string" calcext:value-type="string">
            <text:p>Altura</text:p>
          </table:table-cell>
          <table:table-cell office:value-type="string" calcext:value-type="string">
            <text:p>faixa_altura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Motalidade</text:p>
          </table:table-cell>
          <table:table-cell office:value-type="string" calcext:value-type="string">
            <text:p>contagio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Motalidade</text:p>
          </table:table-cell>
        </table:table-row>
        <table:table-row table:style-name="ro2">
          <table:table-cell office:value-type="string" calcext:value-type="string">
            <text:p>Beni</text:p>
          </table:table-cell>
          <table:table-cell office:value-type="float" office:value="1355" calcext:value-type="float">
            <text:p>1355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-500</text:p>
          </table:table-cell>
          <table:table-cell table:style-name="ce6" office:value-type="string" calcext:value-type="string">
            <text:p>0-500</text:p>
          </table:table-cell>
          <table:table-cell table:style-name="ce7" table:formula="of:=([.I2]/[.H2])*100" office:value-type="float" office:value="3.25215325215325" calcext:value-type="float">
            <text:p>3,25</text:p>
          </table:table-cell>
          <table:table-cell table:formula="of:=SUM([.B2:.B4])" office:value-type="float" office:value="6734" calcext:value-type="float">
            <text:p>6734</text:p>
          </table:table-cell>
          <table:table-cell table:formula="of:=SUM([.C2:.C4])" office:value-type="float" office:value="219" calcext:value-type="float">
            <text:p>219</text:p>
          </table:table-cell>
          <table:table-cell table:style-name="ce7" table:formula="of:=([.I2]/[.H2])*100" office:value-type="float" office:value="3.25215325215325" calcext:value-type="float">
            <text:p>3,25</text:p>
          </table:table-cell>
        </table:table-row>
        <table:table-row table:style-name="ro2">
          <table:table-cell office:value-type="string" calcext:value-type="string">
            <text:p>Pand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-500</text:p>
          </table:table-cell>
          <table:table-cell office:value-type="string" calcext:value-type="string">
            <text:p>1001-1500</text:p>
          </table:table-cell>
          <table:table-cell table:style-name="ce7" table:formula="of:=([.I3]/[.H3])*100" office:value-type="float" office:value="15.7894736842105" calcext:value-type="float">
            <text:p>15,7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7" table:formula="of:=([.I3]/[.H3])*100" office:value-type="float" office:value="15.7894736842105" calcext:value-type="float">
            <text:p>15,79</text:p>
          </table:table-cell>
        </table:table-row>
        <table:table-row table:style-name="ro2">
          <table:table-cell office:value-type="string" calcext:value-type="string">
            <text:p>Santa Cruz</text:p>
          </table:table-cell>
          <table:table-cell office:value-type="float" office:value="5366" calcext:value-type="float">
            <text:p>5366</text:p>
          </table:table-cell>
          <table:table-cell office:value-type="float" office:value="138" calcext:value-type="float">
            <text:p>13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-500</text:p>
          </table:table-cell>
          <table:table-cell office:value-type="string" calcext:value-type="string">
            <text:p>2501-3000</text:p>
          </table:table-cell>
          <table:table-cell table:style-name="ce7" table:formula="of:=([.I4]/[.H4])*100" office:value-type="float" office:value="4.98753117206983" calcext:value-type="float">
            <text:p>4,99</text:p>
          </table:table-cell>
          <table:table-cell table:formula="of:=SUM([.B6:.B7])" office:value-type="float" office:value="401" calcext:value-type="float">
            <text:p>401</text:p>
          </table:table-cell>
          <table:table-cell table:formula="of:=SUM([.C6:.C7])" office:value-type="float" office:value="20" calcext:value-type="float">
            <text:p>20</text:p>
          </table:table-cell>
          <table:table-cell table:style-name="ce7" table:formula="of:=([.I4]/[.H4])*100" office:value-type="float" office:value="4.98753117206983" calcext:value-type="float">
            <text:p>4,99</text:p>
          </table:table-cell>
        </table:table-row>
        <table:table-row table:style-name="ro2">
          <table:table-cell office:value-type="string" calcext:value-type="string">
            <text:p>Tarija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129" calcext:value-type="float">
            <text:p>1129</text:p>
          </table:table-cell>
          <table:table-cell office:value-type="string" calcext:value-type="string">
            <text:p>1001-1500</text:p>
          </table:table-cell>
          <table:table-cell office:value-type="string" calcext:value-type="string">
            <text:p>3501-4000</text:p>
          </table:table-cell>
          <table:table-cell table:style-name="ce7" table:formula="of:=([.I5]/[.H5])*100" office:value-type="float" office:value="6.49122807017544" calcext:value-type="float">
            <text:p>6,49</text:p>
          </table:table-cell>
          <table:table-cell table:formula="of:=SUM([.B8:.B9])" office:value-type="float" office:value="570" calcext:value-type="float">
            <text:p>570</text:p>
          </table:table-cell>
          <table:table-cell table:formula="of:=SUM([.C8:.C9])" office:value-type="float" office:value="37" calcext:value-type="float">
            <text:p>37</text:p>
          </table:table-cell>
          <table:table-cell table:style-name="ce7" table:formula="of:=([.I5]/[.H5])*100" office:value-type="float" office:value="6.49122807017544" calcext:value-type="float">
            <text:p>6,49</text:p>
          </table:table-cell>
        </table:table-row>
        <table:table-row table:style-name="ro2">
          <table:table-cell office:value-type="string" calcext:value-type="string">
            <text:p>Chuquisaca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2501-3000</text:p>
          </table:table-cell>
          <table:table-cell office:value-type="string" calcext:value-type="string">
            <text:p>4001-4500</text:p>
          </table:table-cell>
          <table:table-cell table:style-name="ce7" table:formula="of:=([.I6]/[.H6])*100" office:value-type="float" office:value="2.27272727272727" calcext:value-type="float">
            <text:p>2,2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table:formula="of:=([.I6]/[.H6])*100" office:value-type="float" office:value="2.27272727272727" calcext:value-type="float">
            <text:p>2,27</text:p>
          </table:table-cell>
        </table:table-row>
        <table:table-row table:style-name="ro2">
          <table:table-cell office:value-type="string" calcext:value-type="string">
            <text:p>Cochabamba</text:p>
          </table:table-cell>
          <table:table-cell office:value-type="float" office:value="376" calcext:value-type="float">
            <text:p>376</text:p>
          </table:table-cell>
          <table:table-cell office:value-type="float" office:value="18" calcext:value-type="float">
            <text:p>18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2501-3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 Paz</text:p>
          </table:table-cell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3501-4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uro</text:p>
          </table:table-cell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3501-4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tosí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4001-45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1:Planilha1.E1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21:22:39.813646584</meta:creation-date>
    <dc:date>2020-05-28T22:03:46.068238754</dc:date>
    <meta:editing-duration>PT41M6S</meta:editing-duration>
    <meta:editing-cycles>8</meta:editing-cycles>
    <meta:generator>LibreOffice/5.1.6.2$Linux_X86_64 LibreOffice_project/10m0$Build-2</meta:generator>
    <meta:document-statistic meta:table-count="1" meta:cell-count="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73cm" svg:height="7.729cm" xlink:href=".." xlink:type="simple" chart:class="chart:bar" chart:style-name="ch1">
        <chart:title svg:x="3.615cm" svg:y="0.289cm" chart:style-name="ch2">
          <text:p>Contagio/Bolivia</text:p>
        </chart:title>
        <chart:legend chart:legend-position="end" svg:x="8.397cm" svg:y="3.551cm" style:legend-expansion="high" chart:style-name="ch3"/>
        <chart:plot-area chart:style-name="ch4" table:cell-range-address="Planilha1.F1:Planilha1.F6 Planilha1.H1:Planilha1.H6" chart:data-source-has-labels="both" svg:x="0.211cm" svg:y="1.234cm" svg:width="7.975cm" svg:height="6.341cm">
          <chartooo:coordinate-region svg:x="1.309cm" svg:y="1.234cm" svg:width="6.877cm" svg:height="4.295cm"/>
          <chart:axis chart:dimension="x" chart:name="primary-x" chart:style-name="ch5" chartooo:axis-type="auto">
            <chartooo:date-scale/>
            <chart:categories table:cell-range-address="Planilha1.F2:Planilha1.F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H2:Planilha1.H6" chart:label-cell-address="Planilha1.H1:Planilha1.H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gio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0</text:p>
                <draw:g>
                  <svg:desc>Planilha1.F2:Planilha1.F6</svg:desc>
                </draw:g>
              </table:table-cell>
              <table:table-cell office:value-type="float" office:value="6734">
                <text:p>6734</text:p>
                <draw:g>
                  <svg:desc>Planilha1.H2:Planilha1.H6</svg:desc>
                </draw:g>
              </table:table-cell>
            </table:table-row>
            <table:table-row>
              <table:table-cell office:value-type="string">
                <text:p>1001-15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1-300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501-400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001-4500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74cm" svg:height="9.543cm" xlink:href=".." xlink:type="simple" chart:class="chart:bar" chart:style-name="ch1">
        <chart:title svg:x="2.67cm" svg:y="0.325cm" chart:style-name="ch2">
          <text:p>Motalidade/Bolivia</text:p>
        </chart:title>
        <chart:legend chart:legend-position="end" svg:x="6.474cm" svg:y="4.458cm" style:legend-expansion="high" chart:style-name="ch3"/>
        <chart:plot-area chart:style-name="ch4" table:cell-range-address="Planilha1.F1:Planilha1.G6" chart:data-source-has-labels="both" svg:x="0.181cm" svg:y="1.306cm" svg:width="6.112cm" svg:height="8.047cm">
          <chartooo:coordinate-region svg:x="1.369cm" svg:y="1.306cm" svg:width="4.924cm" svg:height="6.001cm"/>
          <chart:axis chart:dimension="x" chart:name="primary-x" chart:style-name="ch5" chartooo:axis-type="auto">
            <chartooo:date-scale/>
            <chart:categories table:cell-range-address="Planilha1.F2:Planilha1.F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G2:Planilha1.G6" chart:label-cell-address="Planilha1.G1:Planilha1.G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alidade</text:p>
                <draw:g>
                  <svg:desc>Planilha1.G1:Planilh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0</text:p>
                <draw:g>
                  <svg:desc>Planilha1.F2:Planilha1.F6</svg:desc>
                </draw:g>
              </table:table-cell>
              <table:table-cell office:value-type="float" office:value="3.25215325215325">
                <text:p>3.25215325215325</text:p>
                <draw:g>
                  <svg:desc>Planilha1.G2:Planilha1.G6</svg:desc>
                </draw:g>
              </table:table-cell>
            </table:table-row>
            <table:table-row>
              <table:table-cell office:value-type="string">
                <text:p>1001-1500</text:p>
              </table:table-cell>
              <table:table-cell office:value-type="float" office:value="15.7894736842105">
                <text:p>15.7894736842105</text:p>
              </table:table-cell>
            </table:table-row>
            <table:table-row>
              <table:table-cell office:value-type="string">
                <text:p>2501-3000</text:p>
              </table:table-cell>
              <table:table-cell office:value-type="float" office:value="4.98753117206983">
                <text:p>4.98753117206983</text:p>
              </table:table-cell>
            </table:table-row>
            <table:table-row>
              <table:table-cell office:value-type="string">
                <text:p>3501-4000</text:p>
              </table:table-cell>
              <table:table-cell office:value-type="float" office:value="6.49122807017544">
                <text:p>6.49122807017544</text:p>
              </table:table-cell>
            </table:table-row>
            <table:table-row>
              <table:table-cell office:value-type="string">
                <text:p>4001-4500</text:p>
              </table:table-cell>
              <table:table-cell office:value-type="float" office:value="2.27272727272727">
                <text:p>2.2727272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5cm" svg:height="8.899cm" xlink:href=".." xlink:type="simple" chart:class="chart:bar" chart:style-name="ch1">
        <chart:title svg:x="3.586cm" svg:y="0.312cm" chart:style-name="ch2">
          <text:p>Mortes/Bolivia</text:p>
        </chart:title>
        <chart:legend chart:legend-position="end" svg:x="8.458cm" svg:y="4.136cm" style:legend-expansion="high" chart:style-name="ch3"/>
        <chart:plot-area chart:style-name="ch4" table:cell-range-address="Planilha1.F1:Planilha1.F6 Planilha1.I1:Planilha1.I6" chart:data-source-has-labels="both" svg:x="0.203cm" svg:y="1.28cm" svg:width="8.052cm" svg:height="7.442cm">
          <chartooo:coordinate-region svg:x="1.089cm" svg:y="1.28cm" svg:width="7.166cm" svg:height="5.396cm"/>
          <chart:axis chart:dimension="x" chart:name="primary-x" chart:style-name="ch5" chartooo:axis-type="auto">
            <chartooo:date-scale/>
            <chart:categories table:cell-range-address="Planilha1.F2:Planilha1.F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I2:Planilha1.I6" chart:label-cell-address="Planilha1.I1:Planilha1.I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e</text:p>
                <draw:g>
                  <svg:desc>Planilha1.I1:Planilha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0</text:p>
                <draw:g>
                  <svg:desc>Planilha1.F2:Planilha1.F6</svg:desc>
                </draw:g>
              </table:table-cell>
              <table:table-cell office:value-type="float" office:value="219">
                <text:p>219</text:p>
                <draw:g>
                  <svg:desc>Planilha1.I2:Planilha1.I6</svg:desc>
                </draw:g>
              </table:table-cell>
            </table:table-row>
            <table:table-row>
              <table:table-cell office:value-type="string">
                <text:p>1001-1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1-3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01-4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01-45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